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CONDORI, BERTH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6157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6022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CONDORI, BERTH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615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UZMAN SOTA, GEORG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1393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30/07/2021</text:span></text:p>
          </table:table-cell>
          <table:table-cell table:style-name="Tabla2.A2" office:value-type="string">
            <text:p text:style-name="P4"><text:span text:style-name="T5">34054</text:span></text:p>
          </table:table-cell>
          <table:table-cell table:style-name="Tabla2.A2" office:value-type="string">
            <text:p text:style-name="P4"><text:span text:style-name="T5">40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2T22:48:5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